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85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ext:p text:style-name="P9"><text:span text:style-name="T1">I</text:span><text:span text:style-name="T2">NDEX</text:span></text:p>
      <text:p text:style-name="P2">I'm on page 171 for indexing</text:p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2">Apothecary system, see Measurement</text:p>
        <text:p text:style-name="P2">Avoirdupois, see Measurement, apothecary system</text:p>
        <text:p text:style-name="P3">B</text:p>
        <text:p text:style-name="P2"/>
        <text:p text:style-name="P3">C</text:p>
        <text:p text:style-name="P2">Celsius, see Temperature</text:p>
        <text:p text:style-name="P3">D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rules, 37</text:p>
        <text:p text:style-name="P4">subtracting</text:p>
        <text:p text:style-name="P5">explanation, 42</text:p>
        <text:p text:style-name="P5">problems, 42-43, 56</text:p>
        <text:p text:style-name="P6">Dimensional analysis</text:p>
        <text:p text:style-name="P4">explanation, 125</text:p>
        <text:p text:style-name="P4">problems, 126-134</text:p>
        <text:p text:style-name="P3">E</text:p>
        <text:p text:style-name="P2">English system, see Measurement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3">G</text:p>
        <text:p text:style-name="P2"/>
        <text:p text:style-name="P3">H</text:p>
        <text:p text:style-name="P2">Household system, see Measurement</text:p>
        <text:p text:style-name="P3">I</text:p>
        <text:p text:style-name="P2"/>
        <text:p text:style-name="P3">J</text:p>
        <text:p text:style-name="P2"/>
        <text:p text:style-name="P3">K</text:p>
        <text:p text:style-name="P2"/>
        <text:p text:style-name="P3">L</text:p>
        <text:p text:style-name="P2"/>
        <text:p text:style-name="P3">M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<text:soft-page-break/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Military time, see Time</text:p>
        <text:p text:style-name="P3">N</text:p>
        <text:p text:style-name="P2"/>
        <text:p text:style-name="P3">O</text:p>
        <text:p text:style-name="P2"/>
        <text:p text:style-name="P3">P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examples, 79-80, 83-84,</text:p>
        <text:p text:style-name="P4">87-88</text:p>
        <text:p text:style-name="P4">problems, 79-92</text:p>
        <text:p text:style-name="P6">Proportions, see Ratio-proportions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ientific notation</text:p>
        <text:p text:style-name="P4">explanation, 100</text:p>
        <text:p text:style-name="P4">problems, 100-102, 104-105</text:p>
        <text:p text:style-name="P2">Significant figures</text:p>
        <text:p text:style-name="P4">problems, 37, 39-40</text:p>
        <text:p text:style-name="P4">rules, 37</text:p>
        <text:p text:style-name="P3">T</text:p>
        <text:p text:style-name="P2">Temperature</text:p>
        <text:p text:style-name="P4">conversions, 137-138</text:p>
        <text:p text:style-name="P4">problems, 138-145</text:p>
        <text:p text:style-name="P4">storage ranges, 141-142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3">U</text:p>
        <text:p text:style-name="P2"/>
        <text:p text:style-name="P3">V</text:p>
        <text:p text:style-name="P2"/>
        <text:p text:style-name="P3">W</text:p>
        <text:p text:style-name="P2"/>
        <text:p text:style-name="P3">X</text:p>
        <text:p text:style-name="P2"/>
        <text:p text:style-name="P3">Y</text:p>
        <text:p text:style-name="P2"/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19T10:40:31</dc:date>
    <dc:creator>Sean Parsons</dc:creator>
    <meta:editing-duration>PT31M42S</meta:editing-duration>
    <meta:editing-cycles>4</meta:editing-cycles>
    <meta:generator>LibreOffice/3.3$Linux LibreOffice_project/330m19$Build-301</meta:generator>
    <meta:printed-by>Sean Parsons</meta:printed-by>
    <meta:print-date>2012-02-15T15:23:26</meta:print-date>
    <meta:document-statistic meta:table-count="0" meta:image-count="0" meta:object-count="0" meta:page-count="4" meta:paragraph-count="159" meta:word-count="332" meta:character-count="2309"/>
  </office:meta>
</office:document-meta>
</file>